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fo:font-weight="normal" style:font-size-asian="11pt" style:font-weight-asian="normal" style:font-size-complex="11pt" style:font-weight-complex="normal"/>
    </style:style>
    <style:style style:name="P12"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3"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4"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5" style:family="paragraph" style:parent-style-name="Text_20_body">
      <style:text-properties style:use-window-font-color="true" style:font-name="Optima1" fo:font-size="10pt" style:font-name-asian="LucidaGrande" style:font-size-asian="10pt" style:font-name-complex="LucidaGrande" style:font-size-complex="10pt"/>
    </style:style>
    <style:style style:name="P16"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7" style:family="paragraph" style:parent-style-name="Text_20_body">
      <style:text-properties style:use-window-font-color="true" style:font-name="Optima1" style:font-name-asian="LucidaGrande" style:font-name-complex="LucidaGrande"/>
    </style:style>
    <style:style style:name="P18" style:family="paragraph" style:parent-style-name="Text_20_body">
      <style:paragraph-properties fo:text-align="end"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Text_20_body">
      <style:paragraph-properties fo:margin-left="3.752cm" fo:margin-right="0cm" fo:text-indent="0cm" style:auto-text-indent="false"/>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6"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7" style:family="paragraph" style:parent-style-name="Text_20_body">
      <style:paragraph-properties fo:margin-left="3.039cm" fo:margin-right="0cm" fo:text-indent="0cm" style:auto-text-indent="false"/>
      <style:text-properties fo:font-weight="bold" style:font-weight-asian="bold" style:font-weight-complex="bold"/>
    </style:style>
    <style:style style:name="P2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4.589cm" style:type="right" style:leader-style="dotted" style:leader-text="."/>
        </style:tab-stops>
      </style:paragraph-properties>
    </style:style>
    <style:style style:name="P3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1" style:family="paragraph" style:parent-style-name="Code">
      <style:paragraph-properties fo:line-height="100%" fo:text-align="justify" style:justify-single-word="false" style:text-autospace="none"/>
    </style:style>
    <style:style style:name="P32" style:family="paragraph" style:parent-style-name="Text_20_body" style:master-page-name="Index">
      <style:paragraph-properties style:page-number="auto"/>
    </style:style>
    <style:style style:name="P33" style:family="paragraph" style:parent-style-name="Standard" style:master-page-name="Index">
      <style:paragraph-properties style:page-number="auto"/>
    </style:style>
    <style:style style:name="P34" style:family="paragraph" style:parent-style-name="List" style:list-style-name="L1">
      <style:paragraph-properties fo:margin-left="3.752cm" fo:margin-right="0cm" fo:text-indent="0cm" style:auto-text-indent="false"/>
    </style:style>
    <style:style style:name="P35"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6" style:family="paragraph" style:parent-style-name="Heading_20_2">
      <style:paragraph-properties fo:break-before="page"/>
    </style:style>
    <style:style style:name="P37" style:family="paragraph" style:parent-style-name="Heading_20_1">
      <style:paragraph-properties fo:break-before="page"/>
    </style:style>
    <style:style style:name="P38"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7"/>
      <text:p text:style-name="P9">PacketFence ZEN<text:line-break/> – version 3.0.1</text:p>
      <text:p text:style-name="P8">Installation Guide</text:p>
      <text:p text:style-name="P2"/>
      <text:p text:style-name="P32">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3.0.1 – September 2011</text:p>
      <text:p text:style-name="Text_20_body"/>
      <text:p text:style-name="P18"><draw:frame draw:style-name="fr2" draw:name="graphics2" text:anchor-type="as-char" svg:width="9.631cm" svg:height="2.101cm" draw:z-index="1"><draw:image xlink:href="Pictures/100000000000025800000083DAD07D18.jpg" xlink:type="simple" xlink:show="embed" xlink:actuate="onLoad"/></draw:frame></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5822_1684072385" text:style-name="Index_20_Link" text:visited-style-name="Index_20_Link">Chapter 1<text:tab/>About this Guide <text:s text:c="2"/><text:tab/>3</text:a></text:p>
          <text:p text:style-name="P29"><text:a xlink:type="simple" xlink:href="#__RefHeading__8292_1684072385" text:style-name="Index_20_Link" text:visited-style-name="Index_20_Link">Other sources of information <text:s text:c="2"/><text:tab/>3</text:a></text:p>
          <text:p text:style-name="P28"><text:a xlink:type="simple" xlink:href="#__RefHeading__5824_1684072385" text:style-name="Index_20_Link" text:visited-style-name="Index_20_Link">Chapter 2<text:tab/>Getting Started <text:s text:c="2"/><text:tab/>4</text:a></text:p>
          <text:p text:style-name="P29"><text:a xlink:type="simple" xlink:href="#__RefHeading__5826_1684072385" text:style-name="Index_20_Link" text:visited-style-name="Index_20_Link">Virtual Machine <text:s text:c="2"/><text:tab/>4</text:a></text:p>
          <text:p text:style-name="P29"><text:a xlink:type="simple" xlink:href="#__RefHeading__1067_1417655456" text:style-name="Index_20_Link" text:visited-style-name="Index_20_Link">Inline enforcement <text:s text:c="2"/><text:tab/>4</text:a></text:p>
          <text:p text:style-name="P29"><text:a xlink:type="simple" xlink:href="#__RefHeading__5828_1684072385" text:style-name="Index_20_Link" text:visited-style-name="Index_20_Link">VLAN enforcement <text:s text:c="2"/><text:tab/>4</text:a></text:p>
          <text:p text:style-name="P28"><text:a xlink:type="simple" xlink:href="#__RefHeading__5830_1684072385" text:style-name="Index_20_Link" text:visited-style-name="Index_20_Link">Chapter 3<text:tab/>Assumptions <text:s text:c="2"/><text:tab/>5</text:a></text:p>
          <text:p text:style-name="P29"><text:a xlink:type="simple" xlink:href="#__RefHeading__5925_1684072385" text:style-name="Index_20_Link" text:visited-style-name="Index_20_Link">Network Setup <text:s text:c="2"/><text:tab/>5</text:a></text:p>
          <text:p text:style-name="P29"><text:a xlink:type="simple" xlink:href="#__RefHeading__5927_1684072385" text:style-name="Index_20_Link" text:visited-style-name="Index_20_Link">DHCP/DNS <text:s text:c="2"/><text:tab/>5</text:a></text:p>
          <text:p text:style-name="P29"><text:a xlink:type="simple" xlink:href="#__RefHeading__5929_1684072385" text:style-name="Index_20_Link" text:visited-style-name="Index_20_Link">Network Devices (VLAN enforcement) <text:s text:c="2"/><text:tab/>6</text:a></text:p>
          <text:p text:style-name="P29"><text:a xlink:type="simple" xlink:href="#__RefHeading__5931_1684072385" text:style-name="Index_20_Link" text:visited-style-name="Index_20_Link">Wireless use case (VLAN enforcement) <text:s text:c="2"/><text:tab/>6</text:a></text:p>
          <text:p text:style-name="P28"><text:a xlink:type="simple" xlink:href="#__RefHeading__5832_1684072385" text:style-name="Index_20_Link" text:visited-style-name="Index_20_Link">Chapter 4<text:tab/>Installation <text:s text:c="2"/><text:tab/>7</text:a></text:p>
          <text:p text:style-name="P29"><text:a xlink:type="simple" xlink:href="#__RefHeading__5834_1684072385" text:style-name="Index_20_Link" text:visited-style-name="Index_20_Link">Import the virtual machine <text:s text:c="2"/><text:tab/>7</text:a></text:p>
          <text:p text:style-name="P29"><text:a xlink:type="simple" xlink:href="#__RefHeading__5836_1684072385" text:style-name="Index_20_Link" text:visited-style-name="Index_20_Link">Virtual Machine passwords <text:s text:c="3"/><text:tab/>8</text:a></text:p>
          <text:p text:style-name="P28"><text:a xlink:type="simple" xlink:href="#__RefHeading__5838_1684072385" text:style-name="Index_20_Link" text:visited-style-name="Index_20_Link">Chapter 5<text:tab/>Configuration <text:s text:c="2"/><text:tab/>9</text:a></text:p>
          <text:p text:style-name="P29"><text:a xlink:type="simple" xlink:href="#__RefHeading__5840_1684072385" text:style-name="Index_20_Link" text:visited-style-name="Index_20_Link">Introduction <text:s text:c="2"/><text:tab/>9</text:a></text:p>
          <text:p text:style-name="P29"><text:a xlink:type="simple" xlink:href="#__RefHeading__5842_1684072385" text:style-name="Index_20_Link" text:visited-style-name="Index_20_Link">PacketFence Configurator <text:s text:c="2"/><text:tab/>9</text:a></text:p>
          <text:p text:style-name="P29"><text:a xlink:type="simple" xlink:href="#__RefHeading__5844_1684072385" text:style-name="Index_20_Link" text:visited-style-name="Index_20_Link">PacketFence configuration files <text:s text:c="2"/><text:tab/>9</text:a></text:p>
          <text:p text:style-name="P29"><text:a xlink:type="simple" xlink:href="#__RefHeading__5846_1684072385" text:style-name="Index_20_Link" text:visited-style-name="Index_20_Link">Network Devices <text:s text:c="2"/><text:tab/>9</text:a></text:p>
          <text:p text:style-name="P29"><text:a xlink:type="simple" xlink:href="#__RefHeading__9413_1684072385" text:style-name="Index_20_Link" text:visited-style-name="Index_20_Link">Production DHCP <text:s text:c="2"/><text:tab/>10</text:a></text:p>
          <text:p text:style-name="P29"><text:a xlink:type="simple" xlink:href="#__RefHeading__5848_1684072385" text:style-name="Index_20_Link" text:visited-style-name="Index_20_Link">FreeRADIUS <text:s text:c="2"/><text:tab/>10</text:a></text:p>
          <text:p text:style-name="P29"><text:a xlink:type="simple" xlink:href="#__RefHeading__5850_1684072385" text:style-name="Index_20_Link" text:visited-style-name="Index_20_Link">VLAN Access <text:s text:c="2"/><text:tab/>10</text:a></text:p>
          <text:p text:style-name="P29"><text:a xlink:type="simple" xlink:href="#__RefHeading__5854_1684072385" text:style-name="Index_20_Link" text:visited-style-name="Index_20_Link">SNORT <text:s text:c="2"/><text:tab/>11</text:a></text:p>
          <text:p text:style-name="P28"><text:a xlink:type="simple" xlink:href="#__RefHeading__5856_1684072385" text:style-name="Index_20_Link" text:visited-style-name="Index_20_Link">Chapter 6<text:tab/>Test <text:s text:c="2"/><text:tab/>12</text:a></text:p>
          <text:p text:style-name="P29"><text:a xlink:type="simple" xlink:href="#__RefHeading__923_1682283688" text:style-name="Index_20_Link" text:visited-style-name="Index_20_Link">Register a device in Inline enforcement <text:s text:c="2"/><text:tab/>12</text:a></text:p>
          <text:p text:style-name="P29"><text:a xlink:type="simple" xlink:href="#__RefHeading__5858_1684072385" text:style-name="Index_20_Link" text:visited-style-name="Index_20_Link">Register a device in VLAN enforcement <text:s text:c="2"/><text:tab/>12</text:a></text:p>
          <text:p text:style-name="P29"><text:soft-page-break/><text:a xlink:type="simple" xlink:href="#__RefHeading__5860_1684072385" text:style-name="Index_20_Link" text:visited-style-name="Index_20_Link">PacketFence Web Admin Interface <text:s text:c="2"/><text:tab/>13</text:a></text:p>
          <text:p text:style-name="P28"><text:a xlink:type="simple" xlink:href="#__RefHeading__5862_1684072385" text:style-name="Index_20_Link" text:visited-style-name="Index_20_Link">Chapter 7<text:tab/>Additional Information <text:s text:c="2"/><text:tab/>14</text:a></text:p>
          <text:p text:style-name="P28"><text:a xlink:type="simple" xlink:href="#__RefHeading__5864_1684072385" text:style-name="Index_20_Link" text:visited-style-name="Index_20_Link">Chapter 8<text:tab/>Commercial Support and Contact Information <text:s text:c="2"/><text:tab/>15</text:a></text:p>
          <text:p text:style-name="P28"><text:a xlink:type="simple" xlink:href="#__RefHeading__5866_1684072385" text:style-name="Index_20_Link" text:visited-style-name="Index_20_Link">Chapter 9<text:tab/>GNU Free Documentation License <text:s text:c="2"/><text:tab/>16</text:a></text:p>
          <text:p text:style-name="P28"><text:a xlink:type="simple" xlink:href="#__RefHeading__945_207549946" text:style-name="Index_20_Link" text:visited-style-name="Index_20_Link">Chapter 10<text:tab/>Annexe 1 : Legacy configuration for VMWare Workstation <text:s text:c="2"/><text:tab/>17</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3.0.1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3">We suggest that you also have a look in the PacketFence Administration Guide, and in the PacketFence Network Devices Configuration Guide. <text:s/>Both are available online at</text:p>
      <text:p text:style-name="P13"><text:a xlink:type="simple" xlink:href="http://www.packetfence.org/documentation/guides.html">http://www.packetfence.org/documentation/guides.html</text:a></text:p>
      <text:p text:style-name="P13"/>
      <text:p text:style-name="P12"/>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enforcement<text:bookmark-end text:name="__RefHeading__1067_1417655456"/></text:h>
      <text:p text:style-name="Text_20_body">Inline enforcement is enabled by default. Every device is supported, and the only thing you need to do is to drop the VM in the proper VLAN (Management and Inline VLAN) and bridge your devices to this inline VLAN. 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enforcement<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p text:style-name="P23"/>
      <text:p text:style-name="P27">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2152789505" text:style-name="L1">
        <text:list-header>
          <text:p text:style-name="P34">❏<text:tab/>VLAN 1 is the management VLAN</text:p>
          <text:p text:style-name="P34">❏<text:tab/>VLAN 2 is the registration VLAN (unregistered devices will be put in this VLAN)</text:p>
          <text:p text:style-name="P34">❏<text:tab/>VLAN 3 is the isolation VLAN (isolated devices will be put in this VLAN)</text:p>
          <text:p text:style-name="P34">❏<text:tab/>VLAN 4 is the MAC detection VLAN (empty VLAN: no DHCP, no routing, no nothing)</text:p>
          <text:p text:style-name="P34">❏<text:tab/>VLAN 5 is the guest VLAN</text:p>
          <text:p text:style-name="P34">❏<text:tab/>VLAN 10 is the “regular” VLAN</text:p>
          <text:p text:style-name="P35">❏<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2" office:value-type="string">
            <text:p text:style-name="Table_20_Contents">Inline</text:p>
          </table:table-cell>
          <table:table-cell table:style-name="Table1.B2" office:value-type="string">
            <text:p text:style-name="Table_20_Contents">192.168.200.0/24</text:p>
          </table:table-cell>
          <table:table-cell table:style-name="Table1.B2" office:value-type="string">
            <text:p text:style-name="Table_20_Contents">192.168.200.10</text:p>
          </table:table-cell>
          <table:table-cell table:style-name="Table1.E2"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10, and 200</text:p>
      <text:p text:style-name="P21">❏<text:tab/>We use a DNS server on the PacketFence ZEN box which will take care of domain resolution in VLANs 2 and 3</text:p>
      <text:p text:style-name="P21"><text:soft-page-break/></text:p>
      <text:h text:style-name="Heading_20_2" text:outline-level="2"><text:bookmark text:name="__RefHeading__5929_1684072385"/>Network Devices (VLAN enforcement)<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 (VLAN enforcement)<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3.0.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5">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6">Import to VMWare Player/Workstation for Linux</text:p>
      <text:p text:style-name="P14">Newer version of VMWare Player handles the VLAN trunking a lot better. <text:s/>Having that said, we can use a single interface on the VM. <text:s/>So, you need to ensure that your VM host is plugged into a physical trunk port with VLAN 1,2,3,5,10 and 200 as the allowed VLAN.</text:p>
      <text:p text:style-name="P22"/>
      <text:p text:style-name="P16">NB. Please refer to the Annexe 1 if you have troubles using Workstation with only one trunked interface. <text:s/>We tested most with VMWare Player for Linux.</text:p>
      <text:p text:style-name="P15"/>
      <text:p text:style-name="P19">NB. We cannot support VMWare Fusion anymore, there are some issues when we need to do routing through Mac OS X VLAN interfaces.</text:p>
      <text:h text:style-name="P36" text:outline-level="2"><text:bookmark text:name="__RefHeading__5836_1684072385"/>Virtual Machine passwords <text:bookmark-end text:name="__RefHeading__5836_1684072385"/></text:h>
      <text:p text:style-name="P5">Management (SSH/Console) and MySQL</text:p>
      <text:p text:style-name="Text_20_body">ssh root@10.0.10.1</text:p>
      <text:p text:style-name="Text_20_body">login: root</text:p>
      <text:p text:style-name="Text_20_body">pwd: p@ck3tf3nc3</text:p>
      <text:p text:style-name="Text_20_body"/>
      <text:p text:style-name="P10">PacketFence Administrative UI</text:p>
      <text:p text:style-name="P11">https://10.0.10.1:1443/</text:p>
      <text:p text:style-name="P11">login: admin</text:p>
      <text:p text:style-name="P11">pwd: p@ck3tf3nc3</text:p>
      <text:p text:style-name="P10"/>
      <text:p text:style-name="P10">Captive Portal / 802.1X Registration User</text:p>
      <text:p text:style-name="P11">login: demouser</text:p>
      <text:p text:style-name="P11">pwd: demouser</text:p>
      <text:h text:style-name="P37"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3.0.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text:p>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inline enforcement setup, you should not have to modify anything to make things work.</text:p>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text:soft-page-break/>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3.0.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packetfence : Definition of the default virtual to configure the modules used in the different phase of the AAA (authenticate-authorization-accounting)</text:p>
      <text:p text:style-name="P24">❏<text:tab/>/etc/raddb/sites-enabled/packetfence-tunnel : Definition of a local virtual host mainly for tunnelled EAP processing. <text:s/>This is an extension of the default virtual host.</text:p>
      <text:p text:style-name="P24">❏<text:tab/>/etc/raddb/packetfence.pm : PacketFence's FreeRADIUS module. Talks with PacketFence server.</text:p>
      <text:p text:style-name="P24">❏<text:tab/>/etc/raddb/sql.conf : Relates to the RADIUS accounting and RADIUS clients configuration in PacketFence.</text:p>
      <text:h text:style-name="Heading_20_2" text:outline-level="2"><text:bookmark text:name="__RefHeading__5850_1684072385"/>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tab/>put another port in the Isolation VLAN</text:p>
      <text:p text:style-name="P20">❏<text:tab/>put another port in the MAC Detection VLAN</text:p>
      <text:p text:style-name="P20">❏<text:tab/>plug a device with a static IP (configured with appropriate subnet) in the Registration VLAN</text:p>
      <text:p text:style-name="P20"><text:soft-page-break/>❏<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4_1684072385"/>SNORT<text:bookmark-end text:name="__RefHeading__5854_1684072385"/></text:h>
      <text:p text:style-name="Text_20_body">SNORT is configured to listen and monitor the inline (eth0.200) interface. However, no violations other than the default ones have been configured. This is done in the <text:span text:style-name="Code_20__28_inline_29_">conf/violations.conf</text:span> file or under Configuration &gt; Violations in the Web Administration.</text:p>
      <text:h text:style-name="P37" text:outline-level="1"><text:bookmark text:name="__RefHeading__5856_1684072385"/>Test<text:bookmark-end text:name="__RefHeading__5856_1684072385"/></text:h>
      <text:h text:style-name="Heading_20_2" text:outline-level="2"><text:bookmark text:name="__RefHeading__923_1682283688"/>Register a device in Inline enforcement<text:bookmark-end text:name="__RefHeading__923_1682283688"/></text:h>
      <text:p text:style-name="Text_20_body">You can now test the registration process. In order to do so:</text:p>
      <text:p text:style-name="List">❏<text:tab/>Plug an unregistered device into the switch</text:p>
      <text:p text:style-name="List">❏<text:tab/>Make sure PacketFence provides an IP address to the user. Look into the following log file: <text:span text:style-name="Code_20__28_inline_29_">/var/log/messages</text:span></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text:p>
      <text:p text:style-name="List">❏<text:tab/>Make sure PacketFence changes the firewall (iptables) rules so that the user is authorized through. Look into PacketFence log file: <text:span text:style-name="Code_20__28_inline_29_">/usr/local/pf/logs/packetfence.log</text:span></text:p>
      <text:p text:style-name="List">❏<text:tab/>The computer has access to the network and the internet.</text:p>
      <text:p text:style-name="Text_20_body"/>
      <text:h text:style-name="Heading_20_2" text:outline-level="2"><text:bookmark text:name="__RefHeading__5858_1684072385"/>Register a device in VLAN enforcement<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text:span text:style-name="Code_20__28_inline_29_">/usr/local/pf/logs/packetfence.log</text:span></text:p>
      <text:p text:style-name="List">❏<text:tab/>Make sure PacketFence handle the trap and sets the switch port into the registration VLAN (VLAN 2). Look again into PacketFence log file: <text:span text:style-name="Code_20__28_inline_29_">/usr/local/pf/logs/packetfence.log</text:span></text:p>
      <text:p text:style-name="Text_20_body">On the computer:</text:p>
      <text:p text:style-name="List">❏<text:tab/>open a web browser</text:p>
      <text:p text:style-name="List">❏<text:tab/>try to connect to a site</text:p>
      <text:p text:style-name="List"><text:soft-page-break/>❏<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text:p text:style-name="Text_20_body"/>
      <text:h text:style-name="P37" text:outline-level="1"><text:bookmark text:name="__RefHeading__945_207549946"/>Annexe 1 : Legacy configuration for VMWare Workstation<text:bookmark-end text:name="__RefHeading__945_207549946"/></text:h>
      <text:p text:style-name="List">❏<text:tab/> /etc/sysconfig/network-scripts/ifcfg-eth0.2</text:p>
      <text:p text:style-name="P30">DEVICE=eth0.2</text:p>
      <text:p text:style-name="P30">ONBOOT=yes</text:p>
      <text:p text:style-name="P30">BOOTPROTO=static</text:p>
      <text:p text:style-name="P30">IPADDR=192.168.2.2</text:p>
      <text:p text:style-name="P30">NETMASK=255.255.255.0</text:p>
      <text:p text:style-name="P31">VLAN=yes</text:p>
      <text:p text:style-name="List">❏<text:tab/>/etc/sysconfig/network-scripts/ifcfg-eth0.3</text:p>
      <text:p text:style-name="P30">DEVICE=eth0.3</text:p>
      <text:p text:style-name="P30">ONBOOT=yes</text:p>
      <text:p text:style-name="P30">BOOTPROTO=static</text:p>
      <text:p text:style-name="P30">IPADDR=192.168.3.2</text:p>
      <text:p text:style-name="P30">NETMASK=255.255.255.0</text:p>
      <text:p text:style-name="P30">VLAN=yes</text:p>
      <text:p text:style-name="List">❏<text:tab/>/etc/sysconfig/network-scripts/ifcfg-eth0.5</text:p>
      <text:p text:style-name="P30">DEVICE=eth0.5</text:p>
      <text:p text:style-name="P30">ONBOOT=yes</text:p>
      <text:p text:style-name="P30">BOOTPROTO=static</text:p>
      <text:p text:style-name="P30">IPADDR=192.168.5.2</text:p>
      <text:p text:style-name="P30">NETMASK=255.255.255.0</text:p>
      <text:p text:style-name="P30">VLAN=yes</text:p>
      <text:p text:style-name="List"><text:soft-page-break/>❏<text:tab/>/etc/sysconfig/network-scripts/ifcfg-eth0.10</text:p>
      <text:p text:style-name="P30">DEVICE=eth0.10</text:p>
      <text:p text:style-name="P30">ONBOOT=yes</text:p>
      <text:p text:style-name="P30">BOOTPROTO=static</text:p>
      <text:p text:style-name="P30">IPADDR=192.168.1.2</text:p>
      <text:p text:style-name="P30">NETMASK=255.255.255.0</text:p>
      <text:p text:style-name="P30">VLAN=yes</text:p>
      <text:p text:style-name="List">❏<text:tab/>/etc/sysconfig/network-scripts/ifcfg-eth0.200</text:p>
      <text:p text:style-name="P30">DEVICE=eth0.200</text:p>
      <text:p text:style-name="P30">ONBOOT=yes</text:p>
      <text:p text:style-name="P30">BOOTPROTO=static</text:p>
      <text:p text:style-name="P30">IPADDR=192.168.200.2</text:p>
      <text:p text:style-name="P30">NETMASK=255.255.255.0</text:p>
      <text:p text:style-name="P30">VLAN=yes</text:p>
      <text:p text:style-name="P17">Execute the VMware configuration utility (under Linux: vmware-config.pl) and define eth0, eth0.2, eth0.3, eth0.5, eth0.10, and eth0.200 as bridged networks.</text:p>
      <text:p text:style-name="P17"/>
      <text:p text:style-name="P4">Create five virtual network cards. They should be linked to /dev/vmnet0, /dev/vmnet1, /dev/vmnet2, /dev/vmnet3, /dev/vmnet4 and /dev/vmnet5. This way, the PacketFence ZEN virtual appliance will obtain six separate NICs which are able to communicate in VLANs 1, 2, 3, 5, <text:s/>10 and 20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07-16T16:03:33</meta:creation-date>
    <dc:date>2011-09-23T15:54:50</dc:date>
    <meta:editing-cycles>557</meta:editing-cycles>
    <meta:editing-duration>P12DT35M38S</meta:editing-duration>
    <meta:document-statistic meta:table-count="1" meta:image-count="2" meta:object-count="0" meta:page-count="20" meta:paragraph-count="291" meta:word-count="2440" meta:character-count="15736"/>
    <meta:user-defined meta:name="Info 1"/>
    <meta:user-defined meta:name="Info 2"/>
    <meta:user-defined meta:name="Info 3"/>
    <meta:user-defined meta:name="Info 4"/>
  </office:meta>
</office:document-meta>
</file>